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3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5.024cm" fo:margin-left="0.07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584bfb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dac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e711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officeooo:paragraph-rsid="02584bfb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747c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Footnote">
      <style:text-properties fo:language="en" fo:country="US" officeooo:paragraph-rsid="0248fa49" fo:background-color="transparent"/>
    </style:style>
    <style:style style:name="P19" style:family="paragraph" style:parent-style-name="Footnote">
      <style:text-properties style:font-name="Liberation Sans1" fo:language="en" fo:country="GB" officeooo:paragraph-rsid="10332ca5"/>
    </style:style>
    <style:style style:name="P20" style:family="paragraph" style:parent-style-name="Footnote">
      <style:text-properties officeooo:paragraph-rsid="02489d8b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break-before="page"/>
      <style:text-properties officeooo:paragraph-rsid="02584bfb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4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6" style:family="paragraph" style:parent-style-name="Table_20_Contents">
      <style:text-properties officeooo:rsid="025cf310" officeooo:paragraph-rsid="02584bfb"/>
    </style:style>
    <style:style style:name="P27" style:family="paragraph" style:parent-style-name="Table_20_Contents">
      <style:text-properties officeooo:rsid="025cf310" officeooo:paragraph-rsid="0264949e"/>
    </style:style>
    <style:style style:name="P28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9" style:family="paragraph" style:parent-style-name="Table_20_Contents">
      <style:text-properties officeooo:rsid="025cf310" officeooo:paragraph-rsid="026ecec1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1" style:family="paragraph" style:parent-style-name="Footnote">
      <style:text-properties officeooo:rsid="0268f29a" officeooo:paragraph-rsid="027028eb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5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7" style:family="paragraph" style:parent-style-name="Standard" style:list-style-name="L2">
      <style:text-properties officeooo:paragraph-rsid="026ca022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7" style:family="paragraph" style:parent-style-name="Standard">
      <style:text-properties officeooo:paragraph-rsid="02717261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officeooo:rsid="02749b6c"/>
    </style:style>
    <style:style style:name="T8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9" style:family="text">
      <style:text-properties style:font-name="Liberation Sans1" fo:font-size="12pt" style:font-size-asian="12pt" style:font-size-complex="12pt"/>
    </style:style>
    <style:style style:name="T10" style:family="text">
      <style:text-properties style:font-size-asian="12pt" style:font-size-complex="12pt"/>
    </style:style>
    <style:style style:name="T11" style:family="text">
      <style:text-properties officeooo:rsid="025dac43"/>
    </style:style>
    <style:style style:name="T12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weight="normal" officeooo:rsid="025e7116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749b6c" style:font-weight-asian="bold" style:font-weight-complex="bold"/>
    </style:style>
    <style:style style:name="T28" style:family="text">
      <style:text-properties fo:font-weight="bold" officeooo:rsid="027bcf52" style:font-weight-asian="bold" style:font-weight-complex="bold"/>
    </style:style>
    <style:style style:name="T29" style:family="text">
      <style:text-properties fo:font-weight="bold" officeooo:rsid="02747cd5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font-size="10pt" fo:language="en" fo:country="US" style:font-size-asian="10pt" style:font-size-complex="10pt"/>
    </style:style>
    <style:style style:name="T43" style:family="text">
      <style:text-properties fo:font-size="10pt" fo:language="en" fo:country="US" officeooo:rsid="02182436" style:font-size-asian="10pt" style:font-size-complex="10pt"/>
    </style:style>
    <style:style style:name="T44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officeooo:rsid="026350df"/>
    </style:style>
    <style:style style:name="T62" style:family="text">
      <style:text-properties officeooo:rsid="027028eb"/>
    </style:style>
    <style:style style:name="T63" style:family="text">
      <style:text-properties officeooo:rsid="0289b300"/>
    </style:style>
    <style:style style:name="T64" style:family="text">
      <style:text-properties officeooo:rsid="025d598d"/>
    </style:style>
    <style:style style:name="T65" style:family="text">
      <style:text-properties fo:font-size="10pt" officeooo:rsid="025d598d" style:font-size-asian="10pt" style:font-size-complex="10pt"/>
    </style:style>
    <style:style style:name="T66" style:family="text">
      <style:text-properties fo:font-size="10pt" officeooo:rsid="0279daea" style:font-size-asian="10pt" style:font-size-complex="10pt"/>
    </style:style>
    <style:style style:name="T67" style:family="text">
      <style:text-properties officeooo:rsid="0267de5b"/>
    </style:style>
    <style:style style:name="T68" style:family="text">
      <style:text-properties officeooo:rsid="0264949e"/>
    </style:style>
    <style:style style:name="T69" style:family="text">
      <style:text-properties officeooo:rsid="0286637d"/>
    </style:style>
    <style:style style:name="T70" style:family="text">
      <style:text-properties officeooo:rsid="02747497"/>
    </style:style>
    <style:style style:name="T71" style:family="text">
      <style:text-properties fo:font-size="10pt" officeooo:rsid="027341dd" style:font-size-asian="10pt" style:font-size-complex="10pt"/>
    </style:style>
    <style:style style:name="T72" style:family="text">
      <style:text-properties fo:font-size="10pt" officeooo:rsid="0274939b" style:font-size-asian="10pt" style:font-size-complex="10pt"/>
    </style:style>
    <style:style style:name="T73" style:family="text">
      <style:text-properties officeooo:rsid="0277d415"/>
    </style:style>
    <style:style style:name="T74" style:family="text">
      <style:text-properties fo:font-size="10pt" officeooo:rsid="027bb64c" style:font-size-asian="10pt" style:font-size-complex="10pt"/>
    </style:style>
    <style:style style:name="T75" style:family="text">
      <style:text-properties officeooo:rsid="02672f10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officeooo:rsid="025e46cc"/>
    </style:style>
    <style:style style:name="T78" style:family="text">
      <style:text-properties officeooo:rsid="026ecec1"/>
    </style:style>
    <style:style style:name="T79" style:family="text">
      <style:text-properties officeooo:rsid="026e928a"/>
    </style:style>
    <style:style style:name="T80" style:family="text">
      <style:text-properties fo:font-size="10pt" officeooo:rsid="025e46cc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language="en" fo:country="US"/>
    </style:style>
    <style:style style:name="T8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language="en" fo:country="US" fo:font-weight="bold" style:font-weight-asian="bold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6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officeooo:rsid="026bdfb8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officeooo:rsid="020686f0"/>
    </style:style>
    <style:style style:name="T144" style:family="text">
      <style:text-properties officeooo:rsid="01e96954"/>
    </style:style>
    <style:style style:name="T145" style:family="text">
      <style:text-properties fo:language="en" fo:country="US" officeooo:rsid="020686f0"/>
    </style:style>
    <style:style style:name="T146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 <text:span text:style-name="T7">backup</text:span>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8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8">☐</text:span></text:span></text:p>
          </table:table-cell>
          <table:table-cell table:style-name="Tabel6.A1" office:value-type="string">
            <text:p text:style-name="P10"><text:span text:style-name="T9">Collect E-mail addresses and mail server addresses </text:span><text:span text:style-name="Emphasis"><text:span text:style-name="T10">per user</text:span></text:span><text:span text:style-name="T9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1"/>
          </table:table-cell>
        </table:table-row>
        <table:table-row table:style-name="Tabel3.1">
          <table:table-cell table:style-name="Tabel3.A1" office:value-type="string">
            <text:p text:style-name="P6"><text:span text:style-name="Strong_20_Emphasis"><text:span text:style-name="T8">☐</text:span></text:span></text:p>
          </table:table-cell>
          <table:table-cell table:style-name="Tabel3.A1" office:value-type="string">
            <text:p text:style-name="P11">Perform backup on Windows</text:p>
          </table:table-cell>
        </table:table-row>
        <table:table-row table:style-name="Tabel3.3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2"><text:span text:style-name="T11">T</text:span><text:span text:style-name="T12">urn </text:span><text:span text:style-name="T13">off</text:span><text:span text:style-name="T14"> any virus scanner, </text:span><text:span text:style-name="T15">because that slows down the backup process</text:span><text:span text:style-name="T14">.</text:span></text:p>
          </table:table-cell>
        </table:table-row>
        <table:table-row table:style-name="Tabel3.3">
          <table:table-cell table:style-name="Tabel3.A1" office:value-type="string">
            <text:p text:style-name="P9"><text:span text:style-name="Strong_20_Emphasis"><text:span text:style-name="T8">☐</text:span></text:span></text:p>
          </table:table-cell>
          <table:table-cell table:style-name="Tabel3.A1" office:value-type="string">
            <text:p text:style-name="P13"><text:span text:style-name="T16">Copy</text:span><text:span text:style-name="T17"> </text:span><text:span text:style-name="Emphasis"><text:span text:style-name="T18">per </text:span></text:span><text:span text:style-name="Emphasis"><text:span text:style-name="T19">user</text:span></text:span><text:span text:style-name="Emphasis"><text:span text:style-name="T18"> </text:span></text:span><text:span text:style-name="T20">C:\Users\&lt;</text:span><text:span text:style-name="T16">Username&gt;</text:span><text:span text:style-name="T20"> </text:span><text:span text:style-name="T21">to an external hard disk</text:span><text:span text:style-name="T22">.<text:line-break/></text:span><text:span text:style-name="T23">User</text:span><text:span text:style-name="T24">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5"/>
          </table:table-cell>
        </table:table-row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6"><text:span text:style-name="T26">Perform backup on Linux </text:span><text:span text:style-name="T27">without</text:span><text:span text:style-name="T28">(!)</text:span><text:span text:style-name="T27"> </text:span><text:span text:style-name="T26">BitLocker Drive Encryption </text:span><text:span text:style-name="T29">on </text:span><text:span text:style-name="T26">Windows.</text:span><text:span text:style-name="T30"><text:line-break/></text:span><text:span text:style-name="T31">Control Panel &gt; </text:span><text:span text:style-name="T32">System and Security &gt; </text:span><text:span text:style-name="T31">BitLocker Drive Encryption &gt; “</text:span><text:span text:style-name="T32">Drive” &gt; </text:span><text:span text:style-name="T31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17"><text:span text:style-name="T33">Boot the computer from</text:span><text:span text:style-name="T34"><text:note text:id="ftn1" text:note-class="footnote"><text:note-citation>1</text:note-citation><text:note-body><text:p text:style-name="P18"><text:span text:style-name="T35">Boot menu/Setup via one of the </text:span><text:span text:style-name="T36">f</text:span><text:span text:style-name="T35">requently used keys: </text:span><text:span text:style-name="T37">Esc</text:span><text:span text:style-name="T38">, </text:span><text:span text:style-name="T37">Delete</text:span><text:span text:style-name="T38">, </text:span><text:span text:style-name="T37">F1</text:span><text:span text:style-name="T38">, </text:span><text:span text:style-name="T37">F2</text:span><text:span text:style-name="T38">, </text:span><text:span text:style-name="T37">F9</text:span><text:span text:style-name="T38">, </text:span><text:span text:style-name="T37">F10</text:span><text:span text:style-name="T38">, </text:span><text:span text:style-name="T37">F11</text:span><text:span text:style-name="T38">, or </text:span><text:span text:style-name="T37">F12</text:span></text:p></text:note-body></text:note></text:span><text:span text:style-name="T33"> a</text:span><text:span text:style-name="T39"> </text:span><text:span text:style-name="T40">L</text:span><text:span text:style-name="T39">ive</text:span><text:span text:style-name="T41"><text:note text:id="ftn2" text:note-class="footnote"><text:note-citation>2</text:note-citation><text:note-body><text:p text:style-name="P19"><text:span text:style-name="T42">From a Live USB stick you can boot and work with </text:span><text:span text:style-name="T43">Linux</text:span><text:span text:style-name="Strong_20_Emphasis"><text:span text:style-name="T44"> </text:span></text:span><text:span text:style-name="T42">without modifying any files on the hard drive and also allows installation of </text:span><text:span text:style-name="T43">Linux</text:span><text:span text:style-name="Strong_20_Emphasis"><text:span text:style-name="T44">.</text:span></text:span></text:p></text:note-body></text:note></text:span><text:span text:style-name="T45"> USB stick</text:span><text:span text:style-name="T46"><text:note text:id="ftn3" text:note-class="footnote"><text:note-citation>3</text:note-citation><text:note-body><text:p text:style-name="P20"><text:span text:style-name="Strong_20_Emphasis"><text:span text:style-name="T47">See </text:span></text:span><text:span text:style-name="Strong_20_Emphasis"><text:span text:style-name="T48">Checklist installation ...</text:span></text:span></text:p></text:note-body></text:note></text:span><text:span text:style-name="T46">, </text:span><text:span text:style-name="T49">like</text:span><text:span text:style-name="T50"> </text:span><text:span text:style-name="T51">Debian</text:span><text:span text:style-name="T52"> </text:span><text:span text:style-name="T53">o</text:span><text:span text:style-name="T54">r</text:span><text:span text:style-name="T53"> Rocky Linux</text:span><text:span text:style-name="T55"> </text:span><text:span text:style-name="T39">Desktop/</text:span><text:span text:style-name="T56">Workstation</text:span><text:span text:style-name="T57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21"><text:span text:style-name="T58">Copy</text:span><text:span text:style-name="T17"> </text:span><text:span text:style-name="Emphasis"><text:span text:style-name="T18">per </text:span></text:span><text:span text:style-name="Emphasis"><text:span text:style-name="T59">user</text:span></text:span><text:span text:style-name="Emphasis"><text:span text:style-name="T18"> </text:span></text:span><text:span text:style-name="T20">C:\Users\&lt;</text:span><text:span text:style-name="T58">Username</text:span><text:span text:style-name="T20">&gt; </text:span><text:span text:style-name="T21">to an external hard disk</text:span><text:span text:style-name="T22">.<text:line-break/></text:span><text:span text:style-name="T24">Gebr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ext:p text:style-name="P14"><text:span text:style-name="Emphasis"><text:span text:style-name="T60"/></text:span></text:p>
      <text:p text:style-name="P22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3">Browser app migrat<text:span text:style-name="T61">ion</text:span> <text:span text:style-name="T61">from</text:span><text:span text:style-name="T62"> Windows </text:span><text:span text:style-name="T61">to</text:span><text:span text:style-name="T62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3"/>
          </table:table-cell>
          <table:table-cell table:style-name="Tabel4.A2" office:value-type="string">
            <text:p text:style-name="P24"><text:span text:style-name="T61">In use on</text:span><text:span text:style-name="T63"> </text:span>Windows</text:p>
          </table:table-cell>
          <table:table-cell table:style-name="Tabel4.C2" office:value-type="string">
            <text:p text:style-name="P24">Linux <text:span text:style-name="T61">replacement</text:span></text:p>
          </table:table-cell>
        </table:table-row>
        <table:table-row>
          <table:table-cell table:style-name="Tabel4.A2" office:value-type="string">
            <text:p text:style-name="P25"><text:span text:style-name="Strong_20_Emphasis"><text:span text:style-name="T25">☐</text:span></text:span></text:p>
          </table:table-cell>
          <table:table-cell table:style-name="Tabel4.A2" office:value-type="string">
            <text:p text:style-name="P26">Microsoft Edge <text:span text:style-name="T64">(export Favorite</text:span><text:span text:style-name="T61">s</text:span><text:span text:style-name="T64">)<text:line-break/></text:span><text:span text:style-name="T65">C:\Users\&lt;Username&gt;\AppData\Local\Microsoft\Edge\User Data\Default</text:span><text:span text:style-name="T66">\</text:span></text:p>
          </table:table-cell>
          <table:table-cell table:style-name="Tabel4.C2" office:value-type="string">
            <text:p text:style-name="P27">Microsoft Edge <text:span text:style-name="T64">(import Favorite</text:span><text:span text:style-name="T61">s</text:span><text:span text:style-name="T64">)<text:line-break/></text:span><text:span text:style-name="T65">~/.config/microsoft-edge/</text:span></text:p>
          </table:table-cell>
        </table:table-row>
        <table:table-row>
          <table:table-cell table:style-name="Tabel4.A2" office:value-type="string">
            <text:p text:style-name="P25"><text:span text:style-name="Strong_20_Emphasis"><text:span text:style-name="T25">☐</text:span></text:span></text:p>
          </table:table-cell>
          <table:table-cell table:style-name="Tabel4.A2" office:value-type="string">
            <text:p text:style-name="P27">Mozilla Firefox <text:span text:style-name="T64">(export </text:span><text:span text:style-name="T67">Bookmarks</text:span><text:span text:style-name="T64">), </text:span><text:span text:style-name="T68">see</text:span><text:span text:style-name="T69"> </text:span><text:span text:style-name="User_20_Entry"><text:span text:style-name="T70">about:profiles</text:span></text:span><text:span text:style-name="T70">:</text:span><text:span text:style-name="T64"><text:line-break/></text:span><text:span text:style-name="T71">C:\Users\</text:span><text:span text:style-name="T65">&lt;Username&gt;\</text:span><text:span text:style-name="T71">AppData\Roaming\M</text:span><text:span text:style-name="T72">o</text:span><text:span text:style-name="T71">zilla\Firefox\Profiles\</text:span></text:p>
          </table:table-cell>
          <table:table-cell table:style-name="Tabel4.C2" office:value-type="string">
            <text:p text:style-name="P27">Mozilla Firefox <text:span text:style-name="T64">(import </text:span><text:span text:style-name="T67">Bookmarks</text:span><text:span text:style-name="T64">), </text:span><text:span text:style-name="T68">see</text:span><text:span text:style-name="T73"> </text:span><text:span text:style-name="User_20_Entry"><text:span text:style-name="T70">about:profiles</text:span></text:span><text:span text:style-name="T70">:</text:span><text:span text:style-name="T64"><text:line-break/></text:span><text:span text:style-name="T65">~/.mozilla/firefox/</text:span></text:p>
          </table:table-cell>
        </table:table-row>
        <table:table-row>
          <table:table-cell table:style-name="Tabel4.A2" office:value-type="string">
            <text:p text:style-name="P25"><text:span text:style-name="Strong_20_Emphasis"><text:span text:style-name="T25">☐</text:span></text:span></text:p>
          </table:table-cell>
          <table:table-cell table:style-name="Tabel4.A2" office:value-type="string">
            <text:p text:style-name="P26">Google Chrome <text:span text:style-name="T64">(export </text:span><text:span text:style-name="T67">Bookmarks</text:span><text:span text:style-name="T64">)<text:line-break/></text:span><text:span text:style-name="T65">C:\Users\&lt;Username&gt;\AppData\Local\Google\Chrome\User Data</text:span><text:span text:style-name="T74">\</text:span></text:p>
          </table:table-cell>
          <table:table-cell table:style-name="Tabel4.C2" office:value-type="string">
            <text:p text:style-name="P26">Google Chrome <text:span text:style-name="T64">(import </text:span><text:span text:style-name="T67">Bookmarks</text:span><text:span text:style-name="T64">)<text:line-break/></text:span><text:span text:style-name="T65">~/.config/google-chrome/</text:span></text:p>
          </table:table-cell>
        </table:table-row>
      </table:table>
      <text:p text:style-name="P14"/>
      <text:p text:style-name="P14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23">Mail app migrati<text:span text:style-name="T68">on</text:span> <text:span text:style-name="T68">from</text:span><text:span text:style-name="T62"> Windows </text:span><text:span text:style-name="T68">to</text:span><text:span text:style-name="T62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5"><text:span text:style-name="Strong_20_Emphasis"><text:span text:style-name="T25"/></text:span></text:p>
          </table:table-cell>
          <table:table-cell table:style-name="Tabel7.A2" office:value-type="string">
            <text:p text:style-name="P28"><text:span text:style-name="T61">In use on</text:span><text:span text:style-name="T63"> </text:span>Windows</text:p>
          </table:table-cell>
          <table:table-cell table:style-name="Tabel7.C2" office:value-type="string">
            <text:p text:style-name="P28">Linux <text:span text:style-name="T61">replacement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6">Microsoft Outlook (export PST/OST <text:span text:style-name="T75">file</text:span>)<text:line-break/><text:span text:style-name="T76">C:\Users\&lt;Username&gt;\Documents\Outlook Files\ </text:span></text:p>
          </table:table-cell>
          <table:table-cell table:style-name="Tabel7.C2" office:value-type="string">
            <text:p text:style-name="P26">Evolution (import PST/OST <text:span text:style-name="T75">file</text:span>)<text:line-break/><text:span text:style-name="T76">~/.local/share/evolution/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64">emails + </text:span><text:span text:style-name="T77">ad</text:span><text:span text:style-name="T78">d</text:span><text:span text:style-name="T77">re</text:span><text:span text:style-name="T79">s</text:span><text:span text:style-name="T77">s bo</text:span><text:span text:style-name="T75">o</text:span><text:span text:style-name="T77">k)<text:line-break/></text:span><text:span text:style-name="T80">C:\Users\</text:span><text:span text:style-name="T65">&lt;Username&gt;</text:span><text:span text:style-name="T80">\AppData\Local\Comms\Unistore\data</text:span><text:span text:style-name="T66">\</text:span></text:p>
          </table:table-cell>
          <table:table-cell table:style-name="Tabel7.C2" office:value-type="string">
            <text:p text:style-name="P29">Thunderbird (import <text:span text:style-name="T64">emails + </text:span><text:span text:style-name="T77">ad</text:span><text:span text:style-name="T79">d</text:span><text:span text:style-name="T77">res</text:span><text:span text:style-name="T79">s </text:span><text:span text:style-name="T77">bo</text:span><text:span text:style-name="T75">o</text:span><text:span text:style-name="T77">k)<text:line-break/></text:span><text:span text:style-name="T80">~/</text:span><text:span text:style-name="T80">.thunderbird/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6">Thunderbird (export <text:span text:style-name="T64">emails + </text:span><text:span text:style-name="T77">ad</text:span><text:span text:style-name="T79">d</text:span><text:span text:style-name="T77">res</text:span><text:span text:style-name="T79">s</text:span><text:span text:style-name="T77"> bo</text:span><text:span text:style-name="T75">o</text:span><text:span text:style-name="T77">k)<text:line-break/></text:span><text:span text:style-name="T80">C:\</text:span><text:span text:style-name="T71">Users</text:span><text:span text:style-name="T80">\</text:span><text:span text:style-name="T65">&lt;Username&gt;\</text:span><text:span text:style-name="T80">AppData\Roaming\Thunderbird\Profiles</text:span><text:span text:style-name="T66">\</text:span></text:p>
          </table:table-cell>
          <table:table-cell table:style-name="Tabel7.C2" office:value-type="string">
            <text:p text:style-name="P26">Thunderbird (import <text:span text:style-name="T64">emails + </text:span><text:span text:style-name="T77">ad</text:span><text:span text:style-name="T79">d</text:span><text:span text:style-name="T77">res</text:span><text:span text:style-name="T79">s</text:span><text:span text:style-name="T77"> bo</text:span><text:span text:style-name="T75">o</text:span><text:span text:style-name="T77">k)<text:line-break/></text:span><text:span text:style-name="T80">~/</text:span><text:span text:style-name="T80">.thunderbird/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6">Webmail</text:p>
          </table:table-cell>
          <table:table-cell table:style-name="Tabel7.C2" office:value-type="string">
            <text:p text:style-name="P26">Webmail</text:p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30"><text:span text:style-name="Strong_20_Emphasis"><text:span text:style-name="T81">Install </text:span></text:span><text:span text:style-name="Strong_20_Emphasis"><text:span text:style-name="T82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14">Install </text:span><text:span text:style-name="T83">Linux </text:span><text:span text:style-name="T14">according to the </text:span><text:span text:style-name="T84">Checklist i</text:span><text:span text:style-name="T85">nstallation</text:span><text:span text:style-name="T14"><text:note text:id="ftn4" text:note-class="footnote"><text:note-citation>1</text:note-citation><text:note-body><text:p text:style-name="P34"><text:span text:style-name="T86">Checklist installation can be found </text:span><text:span text:style-name="Strong_20_Emphasis"><text:span text:style-name="T87">at </text:span></text:span><text:a xlink:type="simple" xlink:href="https://karelzimmer.nl/html/en/home.html" text:style-name="Internet_20_link" text:visited-style-name="Visited_20_Internet_20_Link"><text:span text:style-name="Strong_20_Emphasis"><text:span text:style-name="T88">karelzimmer.nl/en</text:span></text:span></text:a><text:span text:style-name="Strong_20_Emphasis"><text:span text:style-name="T87">, under</text:span></text:span><text:span text:style-name="T86"> </text:span><text:span text:style-name="T89">Linux</text:span><text:span text:style-name="T86">.</text:span></text:p></text:note-body></text:note></text:span><text:span text:style-name="T14">.</text:span></text:p>
          </table:table-cell>
        </table:table-row>
      </table:table>
      <text:p text:style-name="P35"><text:soft-page-break/><text:tab/></text:p>
      <text:list text:continue-numbering="true" text:style-name="L1">
        <text:list-item>
          <text:p text:style-name="P36"><text:span text:style-name="Strong_20_Emphasis"><text:span text:style-name="T90">Restore backup</text:span></text:span><text:span text:style-name="Emphasis"><text:span text:style-name="T91"> (on Linux)</text:span></text:span><text:span text:style-name="T92"><text:line-break/></text:span></text:p>
          <text:p text:style-name="P37"><text:span text:style-name="Emphasis"><text:span text:style-name="T93">The actions in this chapter must be performed per user.</text:span></text:span></text:p>
        </text:list-item>
      </text:list>
      <text:p text:style-name="P38"/>
      <text:p text:style-name="P39"><text:span text:style-name="T94"><text:tab/></text:span><text:span text:style-name="T95">User</text:span><text:span text:style-name="T96">. 1-4</text:span><text:span text:style-name="T97"><text:line-break/><text:tab/></text:span><text:span text:style-name="Strong_20_Emphasis"><text:span text:style-name="T98">☐ ☐ ☐ ☐<text:tab/></text:span></text:span><text:span text:style-name="T99">Make sure there is no Internet connection, so that no new e-mails can arrive.</text:span></text:p>
      <text:p text:style-name="P40"><text:tab/><text:span text:style-name="Strong_20_Emphasis"><text:span text:style-name="T25">☐ ☐ ☐ ☐<text:tab/></text:span></text:span><text:span text:style-name="T100">Connect the external hard disk.</text:span></text:p>
      <text:p text:style-name="P40"><text:tab/><text:span text:style-name="Strong_20_Emphasis"><text:span text:style-name="T25">☐ ☐ ☐ ☐<text:tab/></text:span></text:span><text:span text:style-name="T101">Copy</text:span><text:span text:style-name="T92"> </text:span><text:span text:style-name="T102">M</text:span><text:span text:style-name="T103">y</text:span><text:span text:style-name="T102"> </text:span><text:span text:style-name="T103">Documents</text:span><text:span text:style-name="T102">, </text:span><text:span text:style-name="T104">etc</text:span><text:span text:style-name="T92">.</text:span></text:p>
      <text:p text:style-name="P40"><text:tab/><text:span text:style-name="Strong_20_Emphasis"><text:span text:style-name="T25">☐ ☐ ☐ ☐<text:tab/></text:span></text:span><text:span text:style-name="Strong_20_Emphasis"><text:span text:style-name="T105">Copy</text:span></text:span><text:span text:style-name="Strong_20_Emphasis"><text:span text:style-name="T106"> browser </text:span></text:span><text:span text:style-name="Strong_20_Emphasis"><text:span text:style-name="T107">app </text:span></text:span><text:span text:style-name="Strong_20_Emphasis"><text:span text:style-name="T106">profi</text:span></text:span><text:span text:style-name="Strong_20_Emphasis"><text:span text:style-name="T108">le files</text:span></text:span><text:span text:style-name="Strong_20_Emphasis"><text:span text:style-name="T109"><text:note text:id="ftn5" text:note-class="footnote"><text:note-citation>1</text:note-citation><text:note-body><text:p text:style-name="P41">See the table “Browser app migration from Windows to Linux” on the previous page.</text:p></text:note-body></text:note></text:span></text:span><text:span text:style-name="Strong_20_Emphasis"><text:span text:style-name="T110">.</text:span></text:span></text:p>
      <text:p text:style-name="P40"><text:span text:style-name="Strong_20_Emphasis"><text:span text:style-name="T111"><text:tab/></text:span></text:span><text:span text:style-name="Strong_20_Emphasis"><text:span text:style-name="T25">☐ ☐ ☐ ☐</text:span></text:span><text:span text:style-name="Strong_20_Emphasis"><text:span text:style-name="T111"><text:tab/></text:span></text:span><text:span text:style-name="Strong_20_Emphasis"><text:span text:style-name="T108">Copy</text:span></text:span><text:span text:style-name="Strong_20_Emphasis"><text:span text:style-name="T106"> </text:span></text:span><text:span text:style-name="Strong_20_Emphasis"><text:span text:style-name="T112">mail </text:span></text:span><text:span text:style-name="Strong_20_Emphasis"><text:span text:style-name="T107">app </text:span></text:span><text:span text:style-name="Strong_20_Emphasis"><text:span text:style-name="T106">profi</text:span></text:span><text:span text:style-name="Strong_20_Emphasis"><text:span text:style-name="T108">le files</text:span></text:span><text:span text:style-name="Strong_20_Emphasis"><text:span text:style-name="T109"><text:note text:id="ftn6" text:note-class="footnote"><text:note-citation>2</text:note-citation><text:note-body><text:p text:style-name="P41">See the table “<text:span text:style-name="T113">Mail</text:span> app migration from Windows to Linux” on the previous page.</text:p></text:note-body></text:note></text:span></text:span><text:span text:style-name="Strong_20_Emphasis"><text:span text:style-name="T109">.</text:span></text:span></text:p>
      <text:p text:style-name="P42"><text:tab/><text:span text:style-name="Strong_20_Emphasis"><text:span text:style-name="T25">☐ ☐ ☐ ☐</text:span></text:span><text:span text:style-name="Strong_20_Emphasis"><text:span text:style-name="T111"><text:tab/></text:span></text:span><text:span text:style-name="T114">Remove unnecessary Windows files via </text:span><text:span text:style-name="Strong_20_Emphasis"><text:span text:style-name="T115">Terminal</text:span></text:span><text:span text:style-name="T114"> and the following command line:</text:span><text:span text:style-name="T116"><text:line-break/></text:span></text:p>
      <text:list text:continue-numbering="true" text:style-name="L1">
        <text:list-header>
          <text:p text:style-name="P43"><text:span text:style-name="User_20_Entry"><text:span text:style-name="T117">f</text:span></text:span><text:span text:style-name="User_20_Entry"><text:span text:style-name="T118">ind </text:span></text:span><text:span text:style-name="User_20_Entry"><text:span text:style-name="T119">$HOME</text:span></text:span><text:span text:style-name="User_20_Entry"><text:span text:style-name="T118"> -type f -</text:span></text:span><text:span text:style-name="User_20_Entry"><text:span text:style-name="T120">i</text:span></text:span><text:span text:style-name="User_20_Entry"><text:span text:style-name="T118">name </text:span></text:span><text:span text:style-name="User_20_Entry"><text:span text:style-name="T121">d</text:span></text:span><text:span text:style-name="User_20_Entry"><text:span text:style-name="T118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8">-type f -</text:span></text:span><text:span text:style-name="User_20_Entry"><text:span text:style-name="T125">i</text:span></text:span><text:span text:style-name="User_20_Entry"><text:span text:style-name="T118">name </text:span></text:span><text:span text:style-name="User_20_Entry"><text:span text:style-name="T125">t</text:span></text:span><text:span text:style-name="User_20_Entry"><text:span text:style-name="T118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8">-type f -name '*.</text:span></text:span><text:span text:style-name="User_20_Entry"><text:span text:style-name="T126">lnk'</text:span></text:span><text:span text:style-name="User_20_Entry"><text:span text:style-name="T118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8">-type f -</text:span></text:span><text:span text:style-name="User_20_Entry"><text:span text:style-name="T120">i</text:span></text:span><text:span text:style-name="User_20_Entry"><text:span text:style-name="T118">name '*.</text:span></text:span><text:span text:style-name="User_20_Entry"><text:span text:style-name="T128">exe'</text:span></text:span><text:span text:style-name="User_20_Entry"><text:span text:style-name="T118"> -</text:span></text:span><text:span text:style-name="User_20_Entry"><text:span text:style-name="T122">delete -</text:span></text:span><text:span text:style-name="User_20_Entry"><text:span text:style-name="T129">or </text:span></text:span><text:span text:style-name="User_20_Entry"><text:span text:style-name="T118">-type f -</text:span></text:span><text:span text:style-name="User_20_Entry"><text:span text:style-name="T129">name '~*' -delete</text:span></text:span><text:span text:style-name="User_20_Entry"><text:span text:style-name="T130"><text:line-break/></text:span></text:span></text:p>
          <text:p text:style-name="P44"><text:span text:style-name="User_20_Entry"><text:span text:style-name="T131">User</text:span></text:span><text:span text:style-name="User_20_Entry"><text:span text:style-name="T132">. 1-4</text:span></text:span></text:p>
        </text:list-header>
      </text:list>
      <text:p text:style-name="P42"><text:span text:style-name="T114"><text:tab/></text:span><text:span text:style-name="Strong_20_Emphasis"><text:span text:style-name="T25">☐ ☐ ☐ ☐</text:span></text:span><text:span text:style-name="Strong_20_Emphasis"><text:span text:style-name="T111"><text:tab/></text:span></text:span><text:span text:style-name="T100">Connect to the Internet so that new e-mails can arrive again.</text:span></text:p>
      <text:list text:style-name="L2">
        <text:list-header>
          <text:p text:style-name="P45"><text:span text:style-name="T114"><text:tab/></text:span><text:span text:style-name="Strong_20_Emphasis"><text:span text:style-name="T25">☐ ☐ ☐ ☐</text:span></text:span><text:span text:style-name="Strong_20_Emphasis"><text:span text:style-name="T111"><text:tab/></text:span></text:span><text:span text:style-name="T100">Start </text:span><text:span text:style-name="T133">the browser app</text:span><text:span text:style-name="T100"> and check the operation.</text:span></text:p>
          <text:p text:style-name="P46"><text:span text:style-name="T114"><text:tab/></text:span><text:span text:style-name="Strong_20_Emphasis"><text:span text:style-name="T25">☐ ☐ ☐ ☐</text:span></text:span><text:span text:style-name="Strong_20_Emphasis"><text:span text:style-name="T111"><text:tab/></text:span></text:span><text:span text:style-name="T100">Start </text:span><text:span text:style-name="T133">the mail app</text:span><text:span text:style-name="T100"> and check the operation.</text:span></text:p>
          <text:p text:style-name="P47"><text:span text:style-name="T134"/></text:p>
          <text:p text:style-name="P48"><text:span text:style-name="T134"><text:line-break/><text:tab/></text:span><text:span text:style-name="T135">End of checklist, the transfer is complete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36">Written</text:span><text:span text:style-name="T137"> </text:span><text:span text:style-name="T136">by</text:span><text:span text:style-name="T137"> </text:span><text:a xlink:type="simple" xlink:href="mailto:info@karelzimmer.nl?subject=Checklist%20installation%20Linux" text:style-name="Internet_20_link" text:visited-style-name="Visited_20_Internet_20_Link"><text:span text:style-name="T138">Karel Zimmer</text:span></text:a><text:span text:style-name="T139">.</text:span></text:p>
              <text:p text:style-name="P50"><text:span text:style-name="T140">License </text:span><text:span text:style-name="T139">C</text:span><text:span text:style-name="T141">C0</text:span><text:span text:style-name="T139"> 1.0</text:span><text:span text:style-name="T142"> </text:span><text:span text:style-name="T14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42"><text:s/></text:span><text:span text:style-name="T14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42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<text:span text:style-name="T143">User </text:span>#</text:p>
            <text:p text:style-name="P52"/>
          </table:table-cell>
          <table:table-cell table:style-name="Tabel1.A1" table:number-rows-spanned="2" office:value-type="string">
            <text:p text:style-name="P53">Name</text:p>
            <text:p text:style-name="P54">(<text:span text:style-name="T143">e.g</text:span>. Jan <text:span text:style-name="T144">Jansen</text:span>)</text:p>
          </table:table-cell>
          <table:table-cell table:style-name="Tabel1.A1" table:number-rows-spanned="2" office:value-type="string">
            <text:p text:style-name="P53">Username</text:p>
            <text:p text:style-name="P54">(<text:span text:style-name="T143">e.g</text:span>. jan)</text:p>
          </table:table-cell>
          <table:table-cell table:style-name="Tabel1.D1" table:number-rows-spanned="2" office:value-type="string">
            <text:p text:style-name="P55">Passw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 <text:span text:style-name="T143">password</text:span>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<text:span text:style-name="T143">F</text:span>i netw<text:span text:style-name="T143">o</text:span>rk na<text:span text:style-name="T143">me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62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Network key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<text:span text:style-name="T143">user</text:span>/<text:span text:style-name="T143">passwd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P67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8"><text:span text:style-name="T145">User </text:span><text:span text:style-name="T86">#</text:span></text:p>
          </table:table-cell>
          <table:table-cell table:style-name="Tabel8.A1" office:value-type="string">
            <text:p text:style-name="P69">Email nam<text:span text:style-name="T143">e</text:span></text:p>
          </table:table-cell>
          <table:table-cell table:style-name="Tabel8.A1" office:value-type="string">
            <text:p text:style-name="P69">Email <text:span text:style-name="T146">address</text:span></text:p>
          </table:table-cell>
          <table:table-cell table:style-name="Tabel8.A1" office:value-type="string">
            <text:p text:style-name="P70">User name</text:p>
          </table:table-cell>
          <table:table-cell table:style-name="Tabel8.A1" office:value-type="string">
            <text:p text:style-name="P71">Password</text:p>
          </table:table-cell>
          <table:table-cell table:style-name="Tabel8.A1" office:value-type="string">
            <text:p text:style-name="P69">Incoming mail server</text:p>
          </table:table-cell>
          <table:table-cell table:style-name="Tabel8.G1" office:value-type="string">
            <text:p text:style-name="P69">Outgoing mail server</text:p>
          </table:table-cell>
        </table:table-row>
        <table:table-row table:style-name="Tabel8.2"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3"/>
          </table:table-cell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2"/>
          </table:table-cell>
          <table:table-cell table:style-name="Tabel8.G2" office:value-type="string">
            <text:p text:style-name="P72"/>
          </table:table-cell>
        </table:table-row>
        <table:table-row table:style-name="Tabel8.3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  <table:table-row table:style-name="Tabel8.4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  <table:table-row table:style-name="Tabel8.5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  <table:table-row table:style-name="Tabel8.5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06T15:05:46.949356561">11/06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06T15:05:46.950659109">11/06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6T15:05:46.886792899</dc:date>
    <meta:print-date>2014-01-05T10:21:33.960023988</meta:print-date>
    <meta:keyword>Installatie</meta:keyword>
    <meta:keyword>Checklist</meta:keyword>
    <meta:keyword>Linux</meta:keyword>
    <meta:editing-cycles>2526</meta:editing-cycles>
    <meta:editing-duration>P5DT6H21M23S</meta:editing-duration>
    <meta:printed-by>Karel Zimmer</meta:printed-by>
    <dc:creator>Karel Zimmer</dc:creator>
    <meta:document-statistic meta:table-count="8" meta:image-count="2" meta:object-count="0" meta:page-count="4" meta:paragraph-count="99" meta:word-count="574" meta:character-count="3841" meta:non-whitespace-character-count="3269"/>
    <meta:user-defined meta:name="Info 1"/>
    <meta:user-defined meta:name="Info 2"/>
    <meta:user-defined meta:name="Info 3"/>
    <meta:user-defined meta:name="Info 4"/>
  </office:meta>
</office:document-meta>
</file>